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5pt" style:text-underline-style="none" style:font-size-asian="13.1000003814697pt" style:font-size-complex="15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7"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8" style:family="paragraph" style:parent-style-name="Standard">
      <style:paragraph-properties fo:text-align="center" style:justify-single-word="false" fo:break-before="page"/>
      <style:text-properties fo:font-size="15pt" style:text-underline-style="none" style:font-size-asian="13.1000003814697pt" style:font-size-complex="15pt"/>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57083031" text:style-name="L1">
        <text:list-item>
          <text:p text:style-name="P2">Present the criteria the define a detection</text:p>
          <text:list>
            <text:list-item>
              <text:p text:style-name="P2">show examples of correct, invalid and missed detections</text:p>
            </text:list-item>
          </text:list>
        </text:list-item>
        <text:list-item>
          <text:p text:style-name="P2">Evaluate performance of linking together of consecutive positions of the same object</text:p>
          <text:list>
            <text:list-item>
              <text:p text:style-name="P2">explain the cause of broken and incorrect tracking</text:p>
            </text:list-item>
          </text:list>
        </text:list-item>
        <text:list-item>
          <text:p text:style-name="P2">Describe how finding the highest point from the object works</text:p>
          <text:list>
            <text:list-item>
              <text:p text:style-name="P2">how often does it get this wrong</text:p>
            </text:list-item>
          </text:list>
        </text:list-item>
        <text:list-item>
          <text:p text:style-name="P2">Describe which features we use to recognise balls from other objects</text:p>
        </text:list-item>
      </text:list>
      <text:p text:style-name="Standard"/>
      <text:p text:style-name="Standard"/>
      <text:p text:style-name="Standard"/>
      <text:p text:style-name="P1">Introduction:<text:span text:style-name="T1"> an overview of the main concepts ideas used in the approach</text:span></text:p>
      <text:p text:style-name="P3"/>
      <text:p text:style-name="P1">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3"/>
      <text:p text:style-name="P1">Results:<text:span text:style-name="T1"> Provide actual data results of our method and describe how well it performed. Show examples of what did and didn’t work (broken paths etc).</text:span></text:p>
      <text:p text:style-name="P3"/>
      <text:p text:style-name="P1">Discussion:<text:span text:style-name="T1"> Explain any limitations or problems.</text:span></text:p>
      <text:p text:style-name="P3"/>
      <text:p text:style-name="P1">Code:<text:span text:style-name="T1"> The code.</text:span></text:p>
      <text:p text:style-name="P3"/>
      <text:p text:style-name="P3"/>
      <text:p text:style-name="P8">Introduction</text:p>
      <text:p text:style-name="P4"/>
      <text:list xml:id="list1299025643" text:style-name="L2">
        <text:list-item>
          <text:p text:style-name="P6">Assignment made in order to detect moving objects over a static (mostly) background.</text:p>
        </text:list-item>
        <text:list-item>
          <text:p text:style-name="P6">Background removed by subtracting the median of frames known to contain only the empty room.</text:p>
        </text:list-item>
        <text:list-item>
          <text:p text:style-name="P6">Remaining image data processed before image detection (erode, blur, binarize(?)).</text:p>
        </text:list-item>
        <text:list-item>
          <text:p text:style-name="P6">Image detection </text:p>
        </text:list-item>
      </text:list>
      <text:p text:style-name="P5"/>
      <text:p text:style-name="P4">Method</text:p>
      <text:list xml:id="list919388634" text:style-name="L3">
        <text:list-item>
          <text:p text:style-name="P7">Look through the first 25 frames of video and create a median image based on those frames.</text:p>
        </text:list-item>
        <text:list-item>
          <text:p text:style-name="P7">For each frame, subtract the median (background) image from it and then threshold the result to create a binary image that masks the object(s) in the scene.</text:p>
        </text:list-item>
        <text:list-item>
          <text:p text:style-name="P7">Perform an erode convolution on the binary image to remove erroneous regions from the image.</text:p>
        </text:list-item>
        <text:list-item>
          <text:p text:style-name="P7">Use the regionprops function to receive a list details about all of the contiguous regions in the scene – hopefully these will correspond 1-to-1 with the objects in the scene (if the subtraction and thresholding works optimally).</text:p>
        </text:list-item>
        <text:list-item>
          <text:p text:style-name="P7">For each region in the current scene, create a struct to hold important information about it including: its position, if it is a ball, the average normalised rgb colour, and its maximum height.</text:p>
        </text:list-item>
        <text:list-item>
          <text:p text:style-name="P7">Determining if a region is a ball or not is done by calculating the convexity of the region and checking if it is below a certain threshold, and by checking that the eccentricity of the region is also below a certain threshold.</text:p>
        </text:list-item>
        <text:list-item>
          <text:p text:style-name="P7">Given all of the objects in this frame, we then try to match them with objects in the previous frame – based on position and colour. If no previous object can be found then it is a new object.</text:p>
        </text:list-item>
        <text:list-item>
          <text:p text:style-name="P7">Once we have matched up the objects we draw the path that object has taken in the scene.</text:p>
        </text:list-item>
        <text:list-item>
          <text:p text:style-name="P7">If the object has reached its maximum height, we draw a cross to mark it on the path.</text:p>
        </text:list-item>
      </text:list>
      <text:p text:style-name="P5"/>
      <text:p text:style-name="P5">The first step in the algorithm is to determine the median background image. This is achieved by looking at the first twenty five fra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5T23:05:14</dc:date>
    <dc:creator>Peter Henderson</dc:creator>
    <meta:editing-duration>PT2H2M33S</meta:editing-duration>
    <meta:editing-cycles>4</meta:editing-cycles>
    <meta:generator>LibreOffice/3.4$Unix LibreOffice_project/340m1$Build-502</meta:generator>
    <meta:document-statistic meta:table-count="0" meta:image-count="0" meta:object-count="0" meta:page-count="2" meta:paragraph-count="28" meta:word-count="481" meta:character-count="2719" meta:non-whitespace-character-count="2284"/>
  </office:meta>
</office:document-meta>
</file>